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0.766cm" fo:min-width="0.51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016cm" svg:height="1.016cm" svg:x="4.318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5.334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6.35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7.366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016cm" svg:height="1.016cm" svg:x="3.302cm" svg:y="3.302cm">
          <text:p/>
          <draw:enhanced-geometry svg:viewBox="0 0 21600 21600" draw:type="rectangle" draw:enhanced-path="M 0 0 L 21600 0 21600 21600 0 21600 0 0 Z N"/>
        </draw:custom-shape>
        <draw:frame draw:style-name="gr2" draw:text-style-name="P3" xml:id="id3" draw:id="id3" draw:layer="layout" svg:width="3.309cm" svg:height="0.645cm" svg:x="-0.007cm" svg:y="2.54cm">
          <draw:text-box>
            <text:p text:style-name="P2"><text:span text:style-name="T1">max_ending_here</text:span></text:p>
          </draw:text-box>
        </draw:frame>
        <draw:frame draw:style-name="gr2" draw:text-style-name="P3" xml:id="id1" draw:id="id1" draw:layer="layout" svg:width="3.664cm" svg:height="0.645cm" svg:x="0cm" svg:y="2.149cm">
          <draw:text-box>
            <text:p text:style-name="P2"><text:span text:style-name="T1">max_starting_where</text:span></text:p>
          </draw:text-box>
        </draw:frame>
        <draw:frame draw:style-name="gr2" draw:text-style-name="P3" draw:layer="layout" svg:width="2.339cm" svg:height="0.645cm" svg:x="1.016cm" svg:y="1.524cm">
          <draw:text-box>
            <text:p><text:span text:style-name="T1">max_so_far</text:span></text:p>
          </draw:text-box>
        </draw:frame>
        <draw:connector draw:style-name="gr3" draw:text-style-name="P4" draw:layer="layout" svg:x1="3.664cm" svg:y1="2.471cm" svg:x2="3.81cm" svg:y2="3.302cm" draw:start-shape="id1" draw:start-glue-point="1" draw:end-shape="id2" draw:end-glue-point="0" svg:d="M3664 2471h146v831" svg:viewBox="0 0 147 832">
          <text:p/>
        </draw:connector>
        <draw:connector draw:style-name="gr3" draw:text-style-name="P4" draw:layer="layout" svg:x1="3.302cm" svg:y1="2.862cm" svg:x2="3.81cm" svg:y2="3.302cm" draw:start-shape="id3" draw:start-glue-point="1" draw:end-shape="id2" draw:end-glue-point="0" svg:d="M3302 2862h508v440" svg:viewBox="0 0 509 441">
          <text:p/>
        </draw:connector>
        <draw:frame draw:style-name="gr2" draw:text-style-name="P3" draw:layer="layout" svg:width="8.876cm" svg:height="7.343cm" svg:x="0.254cm" svg:y="4.826cm">
          <draw:text-box>
            <text:p><text:span text:style-name="T1">Initially:</text:span></text:p>
            <text:p><text:span text:style-name="T1">Set max_ending_here = a[0]</text:span></text:p>
            <text:p><text:span text:style-name="T1">Set max_so_far = <text:s/>a[0]</text:span></text:p>
            <text:p><text:span text:style-name="T1"/></text:p>
            <text:p><text:span text:style-name="T1">For every element (starting from the second element):</text:span></text:p>
            <text:p><text:span text:style-name="T1">If (max_ending_here &gt;=0) {</text:span></text:p>
            <text:p><text:span text:style-name="T1"><text:s text:c="4"/></text:span><text:span text:style-name="T1">max_ending_here += a[0]</text:span></text:p>
            <text:p><text:span text:style-name="T1"><text:s text:c="4"/></text:span><text:span text:style-name="T1">If (max_ending_here &gt; max_so_far) {</text:span></text:p>
            <text:p><text:span text:style-name="T1"><text:s text:c="8"/></text:span><text:span text:style-name="T1">max_so_far = max_end_here;</text:span></text:p>
            <text:p><text:span text:style-name="T1"><text:s text:c="4"/></text:span><text:span text:style-name="T1">}</text:span></text:p>
            <text:p><text:span text:style-name="T1">}</text:span></text:p>
            <text:p><text:span text:style-name="T1">else {</text:span></text:p>
            <text:p><text:span text:style-name="T1"><text:s text:c="4"/></text:span><text:span text:style-name="T1">max_ending_here = a[0]</text:span></text:p>
            <text:p><text:span text:style-name="T1"><text:s text:c="4"/></text:span><text:span text:style-name="T1">if(ax_ending_here &gt; max_so_far) {</text:span></text:p>
            <text:p><text:span text:style-name="T1"><text:s text:c="8"/></text:span><text:span text:style-name="T1">max_so_far = max_end_here;</text:span></text:p>
            <text:p><text:span text:style-name="T1"><text:s text:c="4"/></text:span><text:span text:style-name="T1">}</text:span></text:p>
            <text:p><text:span text:style-name="T1">}</text:span></text:p>
            <text:p><text:span text:style-name="T1"/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6T12:27:33.392026866</meta:creation-date>
    <dc:date>2021-10-16T13:04:22.652683403</dc:date>
    <meta:editing-duration>PT2M55S</meta:editing-duration>
    <meta:editing-cycles>1</meta:editing-cycles>
    <meta:document-statistic meta:object-count="34"/>
    <meta:generator>LibreOffice/6.4.7.2$Linux_X86_64 LibreOffice_project/40$Build-2</meta:generator>
  </office:meta>
</office:document-meta>
</file>